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201in" fo:margin-bottom="0.0201in" loext:contextual-spacing="false" fo:line-height="150%" fo:text-align="justify" style:justify-single-word="false"/>
      <style:text-properties style:font-name="Tahoma" officeooo:rsid="001b9aea" officeooo:paragraph-rsid="001b9aea"/>
    </style:style>
    <style:style style:name="P2" style:family="paragraph" style:parent-style-name="Standard">
      <style:paragraph-properties fo:margin-top="0.0201in" fo:margin-bottom="0.0201in" loext:contextual-spacing="false" fo:line-height="150%" fo:text-align="justify" style:justify-single-word="false"/>
      <style:text-properties style:font-name="Tahoma" officeooo:rsid="001d9938" officeooo:paragraph-rsid="001d9938"/>
    </style:style>
    <style:style style:name="P3" style:family="paragraph" style:parent-style-name="Standard">
      <style:paragraph-properties fo:margin-top="0.0201in" fo:margin-bottom="0.0201in" loext:contextual-spacing="false" fo:line-height="150%" fo:text-align="justify" style:justify-single-word="false"/>
      <style:text-properties style:font-name="Tahoma" officeooo:rsid="001d9938" officeooo:paragraph-rsid="00226d42"/>
    </style:style>
    <style:style style:name="P4" style:family="paragraph" style:parent-style-name="Standard">
      <style:paragraph-properties fo:margin-top="0.0201in" fo:margin-bottom="0.0201in" loext:contextual-spacing="false" fo:line-height="150%" fo:text-align="justify" style:justify-single-word="false"/>
      <style:text-properties style:font-name="Tahoma" officeooo:rsid="001dfc13" officeooo:paragraph-rsid="001dfc13"/>
    </style:style>
    <style:style style:name="P5" style:family="paragraph" style:parent-style-name="Standard">
      <style:paragraph-properties fo:margin-top="0.0201in" fo:margin-bottom="0.0201in" loext:contextual-spacing="false" fo:line-height="150%" fo:text-align="justify" style:justify-single-word="false"/>
      <style:text-properties style:font-name="Tahoma" fo:font-size="10.5pt" fo:font-style="italic" style:text-underline-style="solid" style:text-underline-width="auto" style:text-underline-color="font-color" fo:font-weight="bold" officeooo:rsid="00227473" officeooo:paragraph-rsid="00227473" style:font-size-asian="10.5pt" style:font-style-asian="italic" style:font-weight-asian="bold" style:font-size-complex="10.5pt" style:font-style-complex="italic" style:font-weight-complex="bold"/>
    </style:style>
    <style:style style:name="P6" style:family="paragraph" style:parent-style-name="Standard">
      <style:paragraph-properties fo:margin-top="0.0201in" fo:margin-bottom="0.0201in" loext:contextual-spacing="false" fo:line-height="150%" fo:text-align="justify" style:justify-single-word="false"/>
      <style:text-properties style:font-name="Tahoma" fo:font-weight="bold" officeooo:rsid="001d9938" officeooo:paragraph-rsid="001d9938" style:font-weight-asian="bold" style:font-weight-complex="bold"/>
    </style:style>
    <style:style style:name="P7" style:family="paragraph" style:parent-style-name="Title">
      <style:paragraph-properties fo:text-align="center" style:justify-single-word="false"/>
      <style:text-properties fo:font-size="24pt" style:font-size-asian="24pt" style:font-size-complex="24pt"/>
    </style:style>
    <style:style style:name="P8" style:family="paragraph" style:parent-style-name="Subtitle">
      <style:paragraph-properties fo:text-align="center" style:justify-single-word="false"/>
    </style:style>
    <style:style style:name="P9" style:family="paragraph" style:parent-style-name="Standard" style:list-style-name="L1">
      <style:paragraph-properties fo:margin-top="0.0201in" fo:margin-bottom="0.0201in" loext:contextual-spacing="false" fo:line-height="150%" fo:text-align="justify" style:justify-single-word="false"/>
      <style:text-properties style:font-name="Tahoma" officeooo:rsid="001d9938" officeooo:paragraph-rsid="001ff76b"/>
    </style:style>
    <style:style style:name="P10" style:family="paragraph" style:parent-style-name="Standard" style:list-style-name="L1">
      <style:paragraph-properties fo:margin-top="0.0201in" fo:margin-bottom="0.0201in" loext:contextual-spacing="false" fo:line-height="150%" fo:text-align="justify" style:justify-single-word="false"/>
      <style:text-properties style:font-name="Tahoma" officeooo:rsid="001ff76b" officeooo:paragraph-rsid="001ff76b"/>
    </style:style>
    <style:style style:name="P11" style:family="paragraph" style:parent-style-name="Heading_20_1">
      <style:paragraph-properties fo:text-align="justify" style:justify-single-word="false"/>
    </style:style>
    <style:style style:name="P12" style:family="paragraph" style:parent-style-name="Heading_20_2">
      <style:paragraph-properties fo:text-align="justify" style:justify-single-word="false"/>
    </style:style>
    <style:style style:name="T1" style:family="text">
      <style:text-properties officeooo:rsid="001dfc13"/>
    </style:style>
    <style:style style:name="T2" style:family="text">
      <style:text-properties officeooo:rsid="001ff76b"/>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officeooo:rsid="00244497"/>
    </style:style>
    <style:style style:name="T6" style:family="text">
      <style:text-properties fo:font-style="normal" style:text-underline-style="none" style:font-style-asian="normal" style:font-style-complex="normal"/>
    </style:style>
    <style:style style:name="T7" style:family="text">
      <style:text-properties fo:font-weight="bold" style:font-weight-asian="bold" style:font-weight-complex="bold"/>
    </style:style>
    <style:style style:name="T8" style:family="text">
      <style:text-properties officeooo:rsid="00226d42"/>
    </style:style>
    <style:style style:name="T9" style:family="text">
      <style:text-properties officeooo:rsid="00244497"/>
    </style:style>
    <style:style style:name="T10" style:family="text">
      <style:text-properties officeooo:rsid="00249ecd"/>
    </style:style>
    <style:style style:name="T11" style:family="text">
      <style:text-properties officeooo:rsid="0025d87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APPORT DU PROJET VOTE</text:p>
      <text:p text:style-name="P8"><text:span text:style-name="T3">Premier délivra<text:tab/>ble</text:span> : Maquette de l'application</text:p>
      <text:p text:style-name="P1"/>
      <text:h text:style-name="P11" text:outline-level="1">I. GROUPE :</text:h>
      <text:p text:style-name="P1">Des étudiants de la classe LINF13 du Pôle Universitaire Francais, Ho Chi Minh ville, Vietnam</text:p>
      <text:p text:style-name="P1">NGUYEN Thanh Son Lam</text:p>
      <text:p text:style-name="P1">LE Nguyen Minh Huong</text:p>
      <text:p text:style-name="P1">TRAN Trung Thang</text:p>
      <text:p text:style-name="P1"/>
      <text:h text:style-name="P11" text:outline-level="1">II. DESCRIPTION :</text:h>
      <text:p text:style-name="P1">Le projet Vote consiste à créer une application Android pour des enfants et un site web simple pour la partie administration du système de vote dédiée à l'enseigant. Donc, ce premier délivrable se compose de 2 maquettes : l'une de l'application Android et l'autre du site web.</text:p>
      <text:p text:style-name="P3">Chaque maquette a deux versions : celle en <text:span text:style-name="T7">PDF</text:span> et celle à utiliser avec le logiciel <text:span text:style-name="T7">Balsamiq</text:span>. La version en PDF suffit à voir l'interaction entre des composants sur l'application. <text:span text:style-name="T8">Le logiciel Balsamiq</text:span> <text:span text:style-name="T8">rend</text:span> l'enchainement entre des actions plus animé et plus flexible. </text:p>
      <text:p text:style-name="P2"/>
      <text:h text:style-name="P11" text:outline-level="1">III. EXPLICATIONS DE CHAQUE MAQUETTE :</text:h>
      <text:h text:style-name="P12" text:outline-level="2"><text:span text:style-name="T6"><text:s text:c="6"/></text:span>1) Application Android :</text:h>
      <text:p text:style-name="P2">Comme cette application est destinée aux enfants de 4 à 5 ans, nous essayons à être le plus simple et le plus explicite possible, avec plusieurs images, icônes, les sonores, et peu de mots. </text:p>
      <text:p text:style-name="P2"/>
      <text:h text:style-name="P12" text:outline-level="2"><text:span text:style-name="T4"><text:s text:c="6"/></text:span>2) Site web :</text:h>
      <text:p text:style-name="P2">Le site web sera utilisé par l'enseignant pour gérer le système de vote. Nous proposons donc <text:soft-page-break/>des fonctionnalités nécessaires, divisées en deux modules :</text:p>
      <text:p text:style-name="P2"/>
      <text:p text:style-name="P6"><text:span text:style-name="T9">2.</text:span>a/ Votants : </text:p>
      <text:p text:style-name="P2">Gérer des petits votants : ajouter, modifier, enlever</text:p>
      <text:p text:style-name="P2"/>
      <text:p text:style-name="P6"><text:span text:style-name="T9">2.</text:span>b/ Vote de jour :</text:p>
      <text:p text:style-name="P2">Un grand thème sera choisi, puis l'enseignant propose 4 sous-thèmes aux enfants.</text:p>
      <text:p text:style-name="P2">Nous avons discuté sur ce problème pour choisir entre :</text:p>
      <text:p text:style-name="P2">+ 4 thèmes non relatifs (exemple: Couleur, Nourriture, Pays, Famille)</text:p>
      <text:p text:style-name="P2">+ 1 grand thème avec 4 sous-thèmes (exemple: Nourriture → Soupe, Légumes, Pain, Lait)</text:p>
      <text:p text:style-name="P2">Nous avons décidé que le deuxième s'avère plus intéressant et plus détaillé <text:span text:style-name="T10">pour écrire une phrase sur le réseau social</text:span>.</text:p>
      <text:p text:style-name="P2"/>
      <text:p text:style-name="P5"><text:span text:style-name="T4"><text:tab/></text:span><text:span text:style-name="T5">***</text:span><text:span text:style-name="T4"> Quelques remarques (site web) ***</text:span></text:p>
      <text:list xml:id="list8781897707598550337" text:style-name="L1">
        <text:list-item>
          <text:p text:style-name="P9"><text:span text:style-name="T1">L</text:span>'enseign<text:span text:style-name="T2">a</text:span>nt se connecte au site web par son propre compte, qui a été fait en avance par l'administrateur de ce site web. </text:p>
        </text:list-item>
        <text:list-item>
          <text:p text:style-name="P10">L'enseignant ne crée pas des classes, parce que chaque compte de l'enseignant est déjà associé à sa classe dans la base de données, tout ce qu'il doit faire est ajouter des petits votants.</text:p>
        </text:list-item>
        <text:list-item>
          <text:p text:style-name="P10">Dans la partie de la vote du jour, il existe quelques grands thèmes donnés en avance. Il est possible d'en créer un nouveau (proposer un nouveau grand thème et donner des 4 sous-thèmes). <text:s/></text:p>
        </text:list-item>
        <text:list-item>
          <text:p text:style-name="P10">Le résultat de la vote du jour affiche le sous-thème le plus aimé, un tableau des petits votants <text:span text:style-name="T11">avec</text:span> le sous-thème qu'ils ont choisi.</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fo:font-style="italic"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variant="small-caps" fo:font-size="105%"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fo:background-color="transparent" style:shadow="none">
        <style:tab-stops/>
        <style:background-image/>
      </style:paragraph-properties>
      <style:text-properties fo:font-size="80%" fo:font-style="italic"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19:42:17.664000000</meta:creation-date>
    <dc:date>2015-05-28T01:13:23.036000000</dc:date>
    <meta:editing-duration>PT1H39M30S</meta:editing-duration>
    <meta:editing-cycles>12</meta:editing-cycles>
    <meta:generator>LibreOffice/4.3.5.2$Windows_x86 LibreOffice_project/3a87456aaa6a95c63eea1c1b3201acedf0751bd5</meta:generator>
    <meta:document-statistic meta:table-count="0" meta:image-count="0" meta:object-count="0" meta:page-count="2" meta:paragraph-count="28" meta:word-count="409" meta:character-count="2388" meta:non-whitespace-character-count="1992"/>
  </office:meta>
</office:document-meta>
</file>